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5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9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13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4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5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9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15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1">
            <text:p>В администраторе на планах уметь рисовать зоны ГК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1">
            <text:p>В мониторе эти зоны отображать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1">
            <text:p>В мониторе масштабировать устройства ГК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number-columns-repeated="1638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15">
            <text:p>Реализовать механизм построения отчетов из разных модулей</text:p>
          </table:table-cell>
          <table:table-cell table:number-columns-repeated="1638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number-columns-repeated="1638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number-columns-repeated="16382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15">
            <text:p>Сделать в фильтре Journal по умолчанию 1 день</text:p>
          </table:table-cell>
          <table:table-cell table:number-columns-repeated="16382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15">
            <text:p>Доработать логику сохранения фильтра в Journal</text:p>
          </table:table-cell>
          <table:table-cell table:number-columns-repeated="16382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15">
            <text:p>Удалить старый механизм построения отчетов (RDLC)</text:p>
          </table:table-cell>
          <table:table-cell table:number-columns-repeated="16382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16">
            <text:p>Починить баг с номерами страниц в MultiReportPaginator</text:p>
          </table:table-cell>
          <table:table-cell table:number-columns-repeated="16382"/>
        </table:table-row>
        <table:table-row table:style-name="ro2">
          <table:table-cell office:value-type="float" office:value="80" table:style-name="ce5">
            <text:p>80</text:p>
          </table:table-cell>
          <table:table-cell table:number-columns-repeated="16383"/>
        </table:table-row>
        <table:table-row table:style-name="ro2">
          <table:table-cell office:value-type="float" office:value="81" table:style-name="ce5">
            <text:p>81</text:p>
          </table:table-cell>
          <table:table-cell table:number-columns-repeated="16383"/>
        </table:table-row>
        <table:table-row table:style-name="ro2">
          <table:table-cell office:value-type="float" office:value="82" table:style-name="ce5">
            <text:p>82</text:p>
          </table:table-cell>
          <table:table-cell table:number-columns-repeated="16383"/>
        </table:table-row>
        <table:table-row table:style-name="ro2">
          <table:table-cell office:value-type="float" office:value="83" table:style-name="ce5">
            <text:p>83</text:p>
          </table:table-cell>
          <table:table-cell table:number-columns-repeated="16383"/>
        </table:table-row>
        <table:table-row table:style-name="ro2">
          <table:table-cell office:value-type="float" office:value="84" table:style-name="ce5">
            <text:p>84</text:p>
          </table:table-cell>
          <table:table-cell table:number-columns-repeated="16383"/>
        </table:table-row>
        <table:table-row table:style-name="ro2">
          <table:table-cell office:value-type="float" office:value="85" table:style-name="ce5">
            <text:p>85</text:p>
          </table:table-cell>
          <table:table-cell table:number-columns-repeated="16383"/>
        </table:table-row>
        <table:table-row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style-name="ro2">
          <table:table-cell office:value-type="float" office:value="87" table:style-name="ce5">
            <text:p>87</text:p>
          </table:table-cell>
          <table:table-cell table:number-columns-repeated="16383"/>
        </table:table-row>
        <table:table-row table:style-name="ro2">
          <table:table-cell office:value-type="float" office:value="88" table:style-name="ce5">
            <text:p>88</text:p>
          </table:table-cell>
          <table:table-cell table:number-columns-repeated="16383"/>
        </table:table-row>
        <table:table-row table:number-rows-repeated="1048487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8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02T12:05:52Z</dc:date>
    <meta:editing-cycles>1</meta:editing-cycles>
    <meta:editing-duration>PT53S</meta:editing-duration>
  </office:meta>
</office:document-meta>
</file>